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226a8b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Frame_20_contents">
      <style:text-properties style:font-name="arial" fo:font-size="11pt" officeooo:paragraph-rsid="00226a8b" style:font-size-asian="11pt" style:font-size-complex="11pt"/>
    </style:style>
    <style:style style:name="P3" style:family="paragraph" style:parent-style-name="Standard">
      <style:text-properties style:font-name="Arial" fo:font-size="10.5pt" style:font-size-asian="10.5pt" style:font-size-complex="10.5pt"/>
    </style:style>
    <style:style style:name="P4" style:family="paragraph" style:parent-style-name="Standard">
      <style:text-properties style:font-name="Arial" fo:font-size="10.5pt" style:font-size-asian="9.14999961853027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226a8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26a8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paragraph-rsid="00226a8b" style:font-size-asian="10pt" style:font-size-complex="10pt"/>
    </style:style>
    <style:style style:name="P8" style:family="paragraph" style:parent-style-name="UrbanBody">
      <style:text-properties style:font-name="Arial" fo:font-size="10.5pt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2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3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4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26a8b" style:font-size-asian="10pt" style:font-size-complex="10pt"/>
    </style:style>
    <style:style style:name="P16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7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26a8b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62119"/>
    </style:style>
    <style:style style:name="T7" style:family="text">
      <style:text-properties officeooo:rsid="00318bbc"/>
    </style:style>
    <style:style style:name="T8" style:family="text">
      <style:text-properties officeooo:rsid="001f4eeb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/>
    </style:style>
    <style:style style:name="T13" style:family="text">
      <style:text-properties style:font-name="Arial" officeooo:rsid="0022109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7"><office:annotation><dc:creator>Gauthier Bastien</dc:creator><dc:date>2011-01-13T14:56:41</dc:date><text:p text:style-name="P18"><text:span text:style-name="T14">do text</text:span></text:p><text:p text:style-name="P18"><text:span text:style-name="T14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5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2"><text:span text:style-name="T12">S</text:span><text:span text:style-name="T13">PW - </text:span><text:span text:style-name="T12">Département des Permis et Autorisations - Direction de</text:span> <text:span text:style-name="T9">VILLE</text:span></text:p>
            <text:p text:style-name="P1">ADRESSE</text:p>
            <text:p text:style-name="P17">RECOMMANDÉ</text:p>
          </table:table-cell>
        </table:table-row>
      </table:table>
      <text:p text:style-name="P5"/>
      <text:p text:style-name="P5"/>
      <text:p text:style-name="P6">Transmis de la décision du Collège communal</text:p>
      <text:p text:style-name="P4"/>
      <text:p text:style-name="P16"/>
      <text:p text:style-name="P14"/>
      <text:p text:style-name="P9"><office:annotation><dc:creator>Gauthier Bastien</dc:creator><dc:date>2011-02-16T16:12:24</dc:date><text:p text:style-name="P18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8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9"><text:span text:style-name="T3">Objet :</text:span> <text:text-input text:description="Objet des travaux">self.getLicenceSubject()</text:text-input></text:p>
      <text:p text:style-name="P1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3"/>
      <text:p text:style-name="P11"><text:span text:style-name="T7">Monsieur le Fonctionnaire Technique</text:span>,</text:p>
      <text:p text:style-name="P10"/>
      <text:p text:style-name="P10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8">du Collège </text:span>concernant le dossier repris sous rubrique.</text:p>
      <text:p text:style-name="P10"/>
      <text:p text:style-name="P11">Nous vous en souhaitons bonne réception et nous vous prions d'agréer, <text:span text:style-name="T7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8"><text:span text:style-name="T14">do text</text:span></text:p><text:p text:style-name="P18"><text:span text:style-name="T14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40.756641876</dc:date>
    <dc:language>fr-FR</dc:language>
    <meta:editing-cycles>165</meta:editing-cycles>
    <meta:editing-duration>P2DT5H28M20S</meta:editing-duration>
    <meta:document-statistic meta:table-count="1" meta:image-count="0" meta:object-count="0" meta:page-count="1" meta:paragraph-count="14" meta:word-count="113" meta:character-count="822" meta:non-whitespace-character-count="738"/>
    <meta:user-defined meta:name="Info 1"/>
    <meta:user-defined meta:name="Info 2"/>
    <meta:user-defined meta:name="Info 3"/>
    <meta:user-defined meta:name="Info 4"/>
  </office:meta>
</office:document-meta>
</file>